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fe4" officeooo:paragraph-rsid="00196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é :</text:p>
      <text:p text:style-name="P1">AIzaSyDPEG8Z1jHH70SWrd6yXV8MWQ4pETyNQP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23:37.248183537</meta:creation-date>
    <dc:date>2017-06-03T10:24:17.009376961</dc:date>
    <meta:editing-duration>PT43S</meta:editing-duration>
    <meta:editing-cycles>1</meta:editing-cycles>
    <meta:document-statistic meta:table-count="0" meta:image-count="0" meta:object-count="0" meta:page-count="1" meta:paragraph-count="2" meta:word-count="3" meta:character-count="44" meta:non-whitespace-character-count="43"/>
    <meta:generator>LibreOffice/5.2.2.2$Linux_X86_64 LibreOffice_project/20m0$Build-2</meta:generator>
  </office:meta>
</office:document-meta>
</file>